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tandard">
      <style:text-properties officeooo:rsid="00105fd2" officeooo:paragraph-rsid="00105fd2"/>
    </style:style>
    <style:style style:name="P2" style:family="paragraph" style:parent-style-name="Standard">
      <style:text-properties officeooo:paragraph-rsid="00105fd2"/>
    </style:style>
    <style:style style:name="P3" style:family="paragraph" style:parent-style-name="Standard">
      <style:text-properties officeooo:rsid="0011eecc" officeooo:paragraph-rsid="0011eecc"/>
    </style:style>
    <style:style style:name="P4" style:family="paragraph" style:parent-style-name="Standard">
      <style:text-properties officeooo:rsid="0012dc47" officeooo:paragraph-rsid="001660fa"/>
    </style:style>
    <style:style style:name="P5" style:family="paragraph" style:parent-style-name="Standard">
      <style:text-properties officeooo:rsid="0018b29f" officeooo:paragraph-rsid="0018b29f"/>
    </style:style>
    <style:style style:name="P6" style:family="paragraph" style:parent-style-name="Standard">
      <style:text-properties officeooo:rsid="001b9bfc" officeooo:paragraph-rsid="001b9bfc"/>
    </style:style>
    <style:style style:name="P7" style:family="paragraph" style:parent-style-name="Standard">
      <style:text-properties officeooo:rsid="002042ed" officeooo:paragraph-rsid="002042ed"/>
    </style:style>
    <style:style style:name="P8" style:family="paragraph" style:parent-style-name="Standard">
      <style:text-properties officeooo:rsid="002366da" officeooo:paragraph-rsid="002366da"/>
    </style:style>
    <style:style style:name="P9" style:family="paragraph" style:parent-style-name="Standard">
      <style:text-properties officeooo:rsid="00255278" officeooo:paragraph-rsid="00255278"/>
    </style:style>
    <style:style style:name="P10" style:family="paragraph" style:parent-style-name="Standard">
      <style:text-properties style:text-line-through-style="none" style:text-line-through-type="none" officeooo:rsid="00255278" officeooo:paragraph-rsid="00255278"/>
    </style:style>
    <style:style style:name="P11" style:family="paragraph" style:parent-style-name="Standard">
      <style:text-properties style:text-line-through-style="none" style:text-line-through-type="none" officeooo:rsid="002042ed" officeooo:paragraph-rsid="00271584"/>
    </style:style>
    <style:style style:name="P12" style:family="paragraph" style:parent-style-name="Standard">
      <style:text-properties style:text-line-through-style="none" style:text-line-through-type="none" officeooo:rsid="002042ed" officeooo:paragraph-rsid="002956f2"/>
    </style:style>
    <style:style style:name="P13" style:family="paragraph" style:parent-style-name="Standard">
      <style:text-properties officeooo:rsid="0029b7e5" officeooo:paragraph-rsid="0029b7e5"/>
    </style:style>
    <style:style style:name="P14" style:family="paragraph" style:parent-style-name="Standard">
      <style:text-properties officeooo:paragraph-rsid="00156664"/>
    </style:style>
    <style:style style:name="P15" style:family="paragraph" style:parent-style-name="Standard">
      <style:text-properties officeooo:paragraph-rsid="001660fa"/>
    </style:style>
    <style:style style:name="P16" style:family="paragraph" style:parent-style-name="Standard">
      <style:text-properties officeooo:rsid="002bb645" officeooo:paragraph-rsid="002bb645"/>
    </style:style>
    <style:style style:name="P17" style:family="paragraph" style:parent-style-name="Standard">
      <style:text-properties officeooo:rsid="001b9bfc" officeooo:paragraph-rsid="001b9bfc"/>
    </style:style>
    <style:style style:name="P18" style:family="paragraph" style:parent-style-name="Standard">
      <style:text-properties officeooo:rsid="001b9bfc" officeooo:paragraph-rsid="00330fb7"/>
    </style:style>
    <style:style style:name="P19" style:family="paragraph" style:parent-style-name="Standard">
      <style:text-properties officeooo:rsid="00105fd2" officeooo:paragraph-rsid="00105fd2"/>
    </style:style>
    <style:style style:name="P20" style:family="paragraph" style:parent-style-name="Standard">
      <style:paragraph-properties fo:text-align="center" style:justify-single-word="false"/>
      <style:text-properties officeooo:rsid="00105fd2" officeooo:paragraph-rsid="00105fd2"/>
    </style:style>
    <style:style style:name="P21" style:family="paragraph" style:parent-style-name="Standard">
      <style:text-properties fo:color="#bf819e" loext:opacity="100%" officeooo:rsid="0011eecc" officeooo:paragraph-rsid="0011eecc"/>
    </style:style>
    <style:style style:name="P22" style:family="paragraph" style:parent-style-name="Standard">
      <style:text-properties fo:color="#bf819e" loext:opacity="100%" officeooo:rsid="001b9bfc" officeooo:paragraph-rsid="001b9bfc"/>
    </style:style>
    <style:style style:name="P23" style:family="paragraph" style:parent-style-name="Standard">
      <style:text-properties fo:color="#bf819e" loext:opacity="100%" officeooo:rsid="001a4b1e" officeooo:paragraph-rsid="001a4b1e"/>
    </style:style>
    <style:style style:name="P24" style:family="paragraph" style:parent-style-name="Standard">
      <style:text-properties officeooo:paragraph-rsid="002efd0f"/>
    </style:style>
    <style:style style:name="P25" style:family="paragraph" style:parent-style-name="Standard">
      <style:text-properties fo:color="#2a6099" loext:opacity="100%" officeooo:rsid="00105fd2" officeooo:paragraph-rsid="00105fd2"/>
    </style:style>
    <style:style style:name="P26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color="#2a6099" loext:opacity="100%" officeooo:rsid="00156664" officeooo:paragraph-rsid="00156664"/>
    </style:style>
    <style:style style:name="P27" style:family="paragraph" style:parent-style-name="Standard">
      <style:text-properties fo:color="#2a6099" loext:opacity="100%" officeooo:rsid="0012dc47" officeooo:paragraph-rsid="0029b7e5"/>
    </style:style>
    <style:style style:name="P28" style:family="paragraph" style:parent-style-name="Standard">
      <style:text-properties fo:color="#2a6099" loext:opacity="100%" officeooo:rsid="0012dc47" officeooo:paragraph-rsid="0011eecc"/>
    </style:style>
    <style:style style:name="P29" style:family="paragraph" style:parent-style-name="Standard">
      <style:text-properties fo:color="#2a6099" loext:opacity="100%" officeooo:rsid="0012dc47" officeooo:paragraph-rsid="0012dc47"/>
    </style:style>
    <style:style style:name="P30" style:family="paragraph" style:parent-style-name="Standard">
      <style:text-properties fo:color="#2a6099" loext:opacity="100%" officeooo:rsid="0017282d" officeooo:paragraph-rsid="0017282d"/>
    </style:style>
    <style:style style:name="P31" style:family="paragraph" style:parent-style-name="Standard">
      <style:text-properties fo:color="#2a6099" loext:opacity="100%" officeooo:rsid="001b9bfc" officeooo:paragraph-rsid="001b9bfc"/>
    </style:style>
    <style:style style:name="P32" style:family="paragraph" style:parent-style-name="Standard">
      <style:text-properties fo:color="#2a6099" loext:opacity="100%" officeooo:paragraph-rsid="002042ed"/>
    </style:style>
    <style:style style:name="P33" style:family="paragraph" style:parent-style-name="Standard">
      <style:text-properties fo:color="#2a6099" loext:opacity="100%" officeooo:paragraph-rsid="00271584"/>
    </style:style>
    <style:style style:name="P34" style:family="paragraph" style:parent-style-name="Standard">
      <style:text-properties fo:color="#2a6099" loext:opacity="100%" officeooo:rsid="00271584" officeooo:paragraph-rsid="00271584"/>
    </style:style>
    <style:style style:name="P35" style:family="paragraph" style:parent-style-name="Standard">
      <style:text-properties officeooo:rsid="0012dc47" officeooo:paragraph-rsid="0011eecc"/>
    </style:style>
    <style:style style:name="P36" style:family="paragraph" style:parent-style-name="Standard">
      <style:text-properties officeooo:rsid="0012dc47" officeooo:paragraph-rsid="0029b7e5"/>
    </style:style>
    <style:style style:name="P37" style:family="paragraph" style:parent-style-name="Standard">
      <style:text-properties officeooo:paragraph-rsid="0011eecc"/>
    </style:style>
    <style:style style:name="P38" style:family="paragraph" style:parent-style-name="Standard">
      <style:text-properties officeooo:rsid="001660fa" officeooo:paragraph-rsid="0012dc47"/>
    </style:style>
    <style:style style:name="P39" style:family="paragraph" style:parent-style-name="Standard">
      <style:text-properties officeooo:rsid="001a4b1e" officeooo:paragraph-rsid="001a4b1e"/>
    </style:style>
    <style:style style:name="P40" style:family="paragraph" style:parent-style-name="Standard">
      <style:text-properties fo:color="#000000" loext:opacity="100%" officeooo:rsid="001b9bfc" officeooo:paragraph-rsid="00330fb7"/>
    </style:style>
    <style:style style:name="P41" style:family="paragraph" style:parent-style-name="Standard">
      <style:text-properties fo:color="#000000" loext:opacity="100%" officeooo:rsid="001b9bfc" officeooo:paragraph-rsid="001b9bfc"/>
    </style:style>
    <style:style style:name="P42" style:family="paragraph" style:parent-style-name="Standard">
      <style:text-properties fo:color="#000000" loext:opacity="100%" officeooo:rsid="002bb645" officeooo:paragraph-rsid="002bb645"/>
    </style:style>
    <style:style style:name="P43" style:family="paragraph" style:parent-style-name="Standard">
      <style:text-properties fo:color="#000000" loext:opacity="100%" officeooo:rsid="0012dc47" officeooo:paragraph-rsid="0012dc47"/>
    </style:style>
    <style:style style:name="P44" style:family="paragraph" style:parent-style-name="Standard">
      <style:text-properties fo:color="#000000" loext:opacity="100%" officeooo:paragraph-rsid="0017282d"/>
    </style:style>
    <style:style style:name="P45" style:family="paragraph" style:parent-style-name="Standard">
      <style:text-properties fo:color="#000000" loext:opacity="100%" officeooo:rsid="0017282d" officeooo:paragraph-rsid="0017282d"/>
    </style:style>
    <style:style style:name="P46" style:family="paragraph" style:parent-style-name="Standard">
      <style:text-properties fo:color="#000000" loext:opacity="100%" officeooo:paragraph-rsid="0018b29f"/>
    </style:style>
    <style:style style:name="P47" style:family="paragraph" style:parent-style-name="Standard">
      <style:text-properties fo:color="#000000" loext:opacity="100%" officeooo:rsid="001a4b1e" officeooo:paragraph-rsid="001a4b1e"/>
    </style:style>
    <style:style style:name="P48" style:family="paragraph" style:parent-style-name="Standard">
      <style:text-properties fo:color="#000000" loext:opacity="100%" officeooo:rsid="001a4b1e" officeooo:paragraph-rsid="00330fb7"/>
    </style:style>
    <style:style style:name="P49" style:family="paragraph" style:parent-style-name="Standard">
      <style:text-properties fo:color="#000000" loext:opacity="100%" officeooo:paragraph-rsid="001a4b1e"/>
    </style:style>
    <style:style style:name="P50" style:family="paragraph" style:parent-style-name="Standard">
      <style:text-properties fo:color="#000000" loext:opacity="100%" officeooo:paragraph-rsid="001b9bfc"/>
    </style:style>
    <style:style style:name="P51" style:family="paragraph" style:parent-style-name="Standard">
      <style:text-properties fo:color="#000000" loext:opacity="100%" officeooo:paragraph-rsid="003284ef"/>
    </style:style>
    <style:style style:name="P52" style:family="paragraph" style:parent-style-name="Standard">
      <style:text-properties fo:color="#000000" loext:opacity="100%" officeooo:rsid="00330fb7" officeooo:paragraph-rsid="00330fb7"/>
    </style:style>
    <style:style style:name="P53" style:family="paragraph" style:parent-style-name="Standard">
      <style:text-properties fo:color="#000000" loext:opacity="100%" officeooo:rsid="002042ed" officeooo:paragraph-rsid="002042ed"/>
    </style:style>
    <style:style style:name="P54" style:family="paragraph" style:parent-style-name="Standard">
      <style:text-properties style:text-line-through-style="none" style:text-line-through-type="none" officeooo:rsid="00255278" officeooo:paragraph-rsid="00255278"/>
    </style:style>
    <style:style style:name="P55" style:family="paragraph" style:parent-style-name="Standard">
      <style:text-properties style:text-line-through-style="none" style:text-line-through-type="none" officeooo:rsid="002042ed" officeooo:paragraph-rsid="00271584"/>
    </style:style>
    <style:style style:name="P56" style:family="paragraph" style:parent-style-name="Standard">
      <style:text-properties style:text-line-through-style="none" style:text-line-through-type="none" officeooo:rsid="002042ed" officeooo:paragraph-rsid="002956f2"/>
    </style:style>
    <style:style style:name="P57" style:family="paragraph" style:parent-style-name="Standard">
      <style:paragraph-properties fo:text-align="center" style:justify-single-word="false"/>
      <style:text-properties style:text-line-through-style="none" style:text-line-through-type="none" officeooo:rsid="002042ed" officeooo:paragraph-rsid="00271584"/>
    </style:style>
    <style:style style:name="P58" style:family="paragraph" style:parent-style-name="Standard">
      <style:paragraph-properties fo:text-align="center" style:justify-single-word="false"/>
      <style:text-properties style:text-line-through-style="none" style:text-line-through-type="none" officeooo:rsid="002042ed" officeooo:paragraph-rsid="002956f2"/>
    </style:style>
    <style:style style:name="P59" style:family="paragraph" style:parent-style-name="Standard">
      <style:text-properties style:text-line-through-style="none" style:text-line-through-type="none" officeooo:rsid="002042ed" officeooo:paragraph-rsid="0036f28b"/>
    </style:style>
    <style:style style:name="P60" style:family="paragraph" style:parent-style-name="Standard">
      <style:text-properties style:text-line-through-style="none" style:text-line-through-type="none" fo:font-style="normal" officeooo:rsid="00291b49" officeooo:paragraph-rsid="003415f2" style:font-style-asian="normal" style:font-style-complex="normal"/>
    </style:style>
    <style:style style:name="P61" style:family="paragraph" style:parent-style-name="Standard">
      <style:text-properties officeooo:rsid="002042ed" officeooo:paragraph-rsid="003415f2"/>
    </style:style>
    <style:style style:name="P62" style:family="paragraph" style:parent-style-name="Standard">
      <style:text-properties officeooo:rsid="002042ed" officeooo:paragraph-rsid="002042ed"/>
    </style:style>
    <style:style style:name="P63" style:family="paragraph" style:parent-style-name="Standard">
      <style:text-properties officeooo:rsid="002042ed" officeooo:paragraph-rsid="0034a9c2"/>
    </style:style>
    <style:style style:name="P64" style:family="paragraph" style:parent-style-name="Standard">
      <style:paragraph-properties fo:text-align="center" style:justify-single-word="false"/>
      <style:text-properties officeooo:rsid="0035cd2a" officeooo:paragraph-rsid="0035cd2a"/>
    </style:style>
    <style:style style:name="P65" style:family="paragraph" style:parent-style-name="Standard">
      <style:text-properties officeooo:paragraph-rsid="0035cd2a"/>
    </style:style>
    <style:style style:name="T1" style:family="text">
      <style:text-properties officeooo:rsid="00105fd2"/>
    </style:style>
    <style:style style:name="T2" style:family="text">
      <style:text-properties officeooo:rsid="0011eecc"/>
    </style:style>
    <style:style style:name="T3" style:family="text">
      <style:text-properties officeooo:rsid="00156664"/>
    </style:style>
    <style:style style:name="T4" style:family="text">
      <style:text-properties officeooo:rsid="001660fa"/>
    </style:style>
    <style:style style:name="T5" style:family="text">
      <style:text-properties officeooo:rsid="0018b29f"/>
    </style:style>
    <style:style style:name="T6" style:family="text">
      <style:text-properties officeooo:rsid="0017282d"/>
    </style:style>
    <style:style style:name="T7" style:family="text">
      <style:text-properties officeooo:rsid="001b9bfc"/>
    </style:style>
    <style:style style:name="T8" style:family="text">
      <style:text-properties officeooo:rsid="001c9ec4"/>
    </style:style>
    <style:style style:name="T9" style:family="text">
      <style:text-properties officeooo:rsid="002042ed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officeooo:rsid="00255278"/>
    </style:style>
    <style:style style:name="T12" style:family="text">
      <style:text-properties style:text-line-through-style="none" style:text-line-through-type="none" officeooo:rsid="002042ed"/>
    </style:style>
    <style:style style:name="T13" style:family="text">
      <style:text-properties style:text-line-through-style="none" style:text-line-through-type="none" officeooo:rsid="00271584"/>
    </style:style>
    <style:style style:name="T14" style:family="text">
      <style:text-properties officeooo:rsid="0029b7e5"/>
    </style:style>
    <style:style style:name="T15" style:family="text">
      <style:text-properties officeooo:rsid="002bb645"/>
    </style:style>
    <style:style style:name="T16" style:family="text">
      <style:text-properties officeooo:rsid="002efd0f"/>
    </style:style>
    <style:style style:name="T17" style:family="text">
      <style:text-properties officeooo:rsid="001a4b1e"/>
    </style:style>
    <style:style style:name="T18" style:family="text">
      <style:text-properties fo:font-variant="normal" fo:text-transform="none" fo:color="#0f1115" loext:opacity="100%" fo:letter-spacing="normal" style:font-name-asian="quote-cjk-patch" style:font-size-asian="12pt" style:font-style-asian="normal" style:font-weight-asian="normal"/>
    </style:style>
    <style:style style:name="T19" style:family="text">
      <style:text-properties officeooo:rsid="003284ef"/>
    </style:style>
    <style:style style:name="T20" style:family="text">
      <style:text-properties officeooo:rsid="00330fb7"/>
    </style:style>
    <style:style style:name="T21" style:family="text">
      <style:text-properties officeooo:rsid="003415f2"/>
    </style:style>
    <style:style style:name="T22" style:family="text">
      <style:text-properties officeooo:rsid="0035cd2a"/>
    </style:style>
    <style:style style:name="T23" style:family="text">
      <style:text-properties officeooo:rsid="0036f28b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Ubuntu使用记录</text:p>
      <text:p text:style-name="P1"/>
      <text:p text:style-name="P1">2025/10/24<text:tab/>实践：G1 机器人仿真环境搭建与运动控制</text:p>
      <text:p text:style-name="P1"/>
      <text:p text:style-name="P24"><text:span text:style-name="T16">2025/10/24</text:span></text:p>
      <text:p text:style-name="P64">Part1 安装与配置</text:p>
      <text:p text:style-name="P25">****** 安装Ubuntu 20.04.6 LTS ******</text:p>
      <text:p text:style-name="P1">1. 分区与制作启动U 盘</text:p>
      <text:p text:style-name="P2"><text:span text:style-name="T1">2. 插入启动U盘，重启进入boot，上下键选择与启动</text:span><text:span text:style-name="T2">U盘有关的选项，Enter</text:span></text:p>
      <text:p text:style-name="P3">3. 进入Ubuntu桌面，按照提示安装Ubuntu20.04</text:p>
      <text:p text:style-name="P21">其中Updates and other software中记得勾上Install third-party software for graphics and Wi-Fi hardware and additional media formats</text:p>
      <text:p text:style-name="P35"/>
      <text:list xml:id="list4009769140" text:style-name="L1">
        <text:list-header>
          <text:p text:style-name="P26">****** 配置中文输入法 ******</text:p>
        </text:list-header>
      </text:list>
      <text:p text:style-name="P14"><text:span text:style-name="T4">S</text:span><text:span text:style-name="T3">ettings – </text:span><text:span text:style-name="T4">Region &amp; Language</text:span></text:p>
      <text:p text:style-name="P15"><text:span text:style-name="T5">1. </text:span><text:span text:style-name="T4">点击Manage Installed Languages，确保Language for menus and window中有汉语（中国），完成安装</text:span></text:p>
      <text:p text:style-name="P15"><text:span text:style-name="T5">2. </text:span><text:span text:style-name="T4">在Input Sources 里面添加Chinese (Intelligent Pinyin)</text:span></text:p>
      <text:p text:style-name="P4"><text:span text:style-name="T5">3. </text:span><text:span text:style-name="T4">可以在屏幕右上角看到键盘，快捷键“Win+空格”可更换中英文</text:span></text:p>
      <text:p text:style-name="P36"/>
      <text:p text:style-name="P27">****** 配置分辨率<text:span text:style-name="T14"> ******</text:span></text:p>
      <text:p text:style-name="P13"><text:span text:style-name="T4">S</text:span><text:span text:style-name="T3">ettings – </text:span>Display - Resolution</text:p>
      <text:p text:style-name="P65"><text:span text:style-name="T14">此时分辨率无法更改。</text:span></text:p>
      <text:p text:style-name="P65"><text:span text:style-name="T15">因为</text:span><text:span text:style-name="T14">Ubuntu 官方 ISO 镜像启动并安装时，系统不会使用显卡制造商（NVIDIA/AMD）提供的官方闭源驱动。相反，它会使用内置的、开源的通用驱动。即</text:span><text:span text:style-name="T4">S</text:span><text:span text:style-name="T3">ettings – </text:span><text:span text:style-name="T14">About – Graphics此时不是NVIDIA Corporation</text:span></text:p>
      <text:p text:style-name="P35"/>
      <text:p text:style-name="P28">****** 安装<text:span text:style-name="T14">NVIDIA 驱动 ******</text:span></text:p>
      <text:p text:style-name="P13">Software &amp; Updates – Additional Drivers – Using NVIDIA driver metapackage from nvidia-driver-535 (proprietary) – <text:span text:style-name="T15">Apply Changes</text:span></text:p>
      <text:p text:style-name="P63">安装完毕后重启系统。</text:p>
      <text:p text:style-name="P37"/>
      <text:p text:style-name="P42"># 查看显卡硬件信息</text:p>
      <text:p text:style-name="P42">lspci | grep -E "VGA|3D"</text:p>
      <text:p text:style-name="P42"/>
      <text:p text:style-name="P42"># 查看正在使用的显卡驱动</text:p>
      <text:p text:style-name="P42">ubuntu-drivers devices</text:p>
      <text:p text:style-name="P42"/>
      <text:p text:style-name="P42"># 对于 NVIDIA 用户，检查驱动是否活跃</text:p>
      <text:p text:style-name="P16">nvidia-smi</text:p>
      <text:p text:style-name="P16">如果命令输出显卡信息，说明官方驱动正在运行。如果命令未找到，则说明你在使用开源 nouveau 驱动。</text:p>
      <text:p text:style-name="P35"/>
      <text:p text:style-name="P29">****** 与软件包有关 ******</text:p>
      <text:p text:style-name="P43"># 更新并升级软件包</text:p>
      <text:p text:style-name="P43">sudo apt update</text:p>
      <text:p text:style-name="P43">sudo apt upgrade</text:p>
      <text:p text:style-name="P43"/>
      <text:p text:style-name="P43"># 修复损坏的依赖关系</text:p>
      <text:p text:style-name="P43">sudo apt –fix-broken install</text:p>
      <text:p text:style-name="P43"/>
      <text:p text:style-name="P43"><text:soft-page-break/># 清理和重新配置</text:p>
      <text:p text:style-name="P43">sudo apt autoclean</text:p>
      <text:p text:style-name="P43">sudo apt autoremove</text:p>
      <text:p text:style-name="P38"/>
      <text:p text:style-name="P60"># 安装一些基本工具</text:p>
      <text:p text:style-name="P60">sudo apt install python3 python3-pip python-is-python3</text:p>
      <text:p text:style-name="P60">sudo apt install curl wget vim <text:span text:style-name="T21">git</text:span></text:p>
      <text:p text:style-name="P38"/>
      <text:p text:style-name="P30">****** 安装与配置zsh ******</text:p>
      <text:p text:style-name="P44"><text:span text:style-name="T5"># </text:span><text:span text:style-name="T6">安装 zsh</text:span></text:p>
      <text:p text:style-name="P45">sudo apt update</text:p>
      <text:p text:style-name="P45">sudo apt install zsh</text:p>
      <text:p text:style-name="P45"/>
      <text:p text:style-name="P46"><text:span text:style-name="T5"># </text:span>安装 oh-my-zsh</text:p>
      <text:p text:style-name="P5">sh -c "$(curl -fsSL https://raw.githubusercontent.com/ohmyzsh/ohmyzsh/master/tools/install.sh)"</text:p>
      <text:p text:style-name="P23">科学上网会出现这个问题curl: (6) Could not resolve host: raw.githubusercontent.com</text:p>
      <text:p text:style-name="P39">正常上网即可</text:p>
      <text:p text:style-name="P39"/>
      <text:p text:style-name="P48"><text:span text:style-name="T5"># 配置</text:span><text:span text:style-name="T6"> zsh</text:span></text:p>
      <text:p text:style-name="P47">nano ~/.zshrc<text:tab/><text:tab/><text:tab/><text:span text:style-name="T19"># </text:span>编辑 ~/.zshrc文件</text:p>
      <text:p text:style-name="P47">plugins=(git extract z)<text:tab/># 启用插件<text:span text:style-name="T6">git: Git 命令补全 extract: 解压各种压缩文件 z: 目录快速跳转</text:span></text:p>
      <text:p text:style-name="P49"><text:span text:style-name="T17">source ~/.zshrc<text:tab/><text:tab/># 应用配置</text:span></text:p>
      <text:p text:style-name="P49"/>
      <text:p text:style-name="P52"># 切换bash和zsh</text:p>
      <text:p text:style-name="P50"><text:span text:style-name="T7">zsh<text:tab/><text:tab/><text:tab/><text:tab/># 从 bash 临时切换到 zsh</text:span></text:p>
      <text:p text:style-name="P50"><text:span text:style-name="T7">bash<text:tab/><text:tab/><text:tab/><text:tab/># 从 zsh 临时切换到 bash</text:span></text:p>
      <text:p text:style-name="P51">chsh -s $(which zsh) <text:tab/><text:tab/><text:span text:style-name="T7"># </text:span>切换到 zsh（设为默认）</text:p>
      <text:p text:style-name="P41">chsh -s $(which bash)<text:tab/><text:tab/># 切换回 bash（设为默认）</text:p>
      <text:p text:style-name="P50"/>
      <text:p text:style-name="P50"><text:span text:style-name="T7"># </text:span>验证当前使用的 shell</text:p>
      <text:p text:style-name="P41">echo $SHELL<text:tab/><text:tab/># 显示默认 shell</text:p>
      <text:p text:style-name="P41">echo $0<text:tab/><text:tab/># 显示当前使用的 shell</text:p>
      <text:p text:style-name="P41">ps -p $$<text:tab/><text:tab/># 显示当前进程的 shell</text:p>
      <text:p text:style-name="P50"/>
      <text:p text:style-name="P50"><text:span text:style-name="T7"># </text:span>查看系统可用的 shell</text:p>
      <text:p text:style-name="P6">cat /etc/shells</text:p>
      <text:p text:style-name="P6"/>
      <text:p text:style-name="P31">****** 安装ROS1 Noetic ******</text:p>
      <text:p text:style-name="P40"># 使用鱼香ROS一键安装</text:p>
      <text:p text:style-name="P6">wget http://fishros.com/install -O fishros &amp;&amp; . fishros</text:p>
      <text:p text:style-name="P22">zsh会无法安装<text:span text:style-name="T8">，错误是</text:span> .: no such file or directory: fishros</text:p>
      <text:p text:style-name="P18">bash基本正常<text:span text:style-name="T20">（</text:span>code:5和code:<text:span text:style-name="T20">2，可忽略）</text:span></text:p>
      <text:p text:style-name="P53"/>
      <text:p text:style-name="P53"># 验证ROS1安装</text:p>
      <text:p text:style-name="P61">roscore<text:tab/><text:tab/><text:tab/><text:tab/><text:tab/># 在终端<text:span text:style-name="T21">1</text:span>首先启动ROS核心</text:p>
      <text:p text:style-name="P7">rosrun turtlesim turtlesim_node<text:tab/># 在终端<text:span text:style-name="T21">2</text:span>启动小乌龟仿真器</text:p>
      <text:p text:style-name="P7">rosrun turtlesim turtle_teleop_key<text:tab/># 在终端<text:span text:style-name="T21">3</text:span>启动键盘控制</text:p>
      <text:p text:style-name="P7">安装完毕后重启系统。</text:p>
      <text:p text:style-name="P7"/>
      <text:p text:style-name="P32"><text:soft-page-break/><text:span text:style-name="T9">****** 安装Gazebo Classic ******</text:span></text:p>
      <text:p text:style-name="P8">1. 更新系统</text:p>
      <text:p text:style-name="P8">sudo apt update &amp;&amp; sudo apt upgrade -y</text:p>
      <text:p text:style-name="P8"/>
      <text:p text:style-name="P8">2. 安装依赖库</text:p>
      <text:p text:style-name="P8">sudo apt install -y \</text:p>
      <text:p text:style-name="P8">cmake \</text:p>
      <text:p text:style-name="P8">curl \</text:p>
      <text:p text:style-name="P8">git \</text:p>
      <text:p text:style-name="P8">libfreeimage-dev \</text:p>
      <text:p text:style-name="P8">libprotoc-dev \</text:p>
      <text:p text:style-name="P8">protobuf-compiler \</text:p>
      <text:p text:style-name="P8">libignition-math6-dev \</text:p>
      <text:p text:style-name="P8">libsqlite3-dev \</text:p>
      <text:p text:style-name="P8">libtinyxml2-dev \</text:p>
      <text:p text:style-name="P8">libgflags-dev \</text:p>
      <text:p text:style-name="P8">libavformat-dev \</text:p>
      <text:p text:style-name="P8">libavcodec-dev</text:p>
      <text:p text:style-name="P8"/>
      <text:p text:style-name="P8">3. 添加Gazebo官方软件源</text:p>
      <text:p text:style-name="P9"># 下载并保存GPG密钥</text:p>
      <text:p text:style-name="P8">wget https://packages.osrfoundation.org/gazebo.gpg -O /usr/share/keyrings/pkgs-osrf-archive-keyring.gpg</text:p>
      <text:p text:style-name="P9"># 在系统中注册Gazebo的软件仓库地址</text:p>
      <text:p text:style-name="P8">echo "deb [arch=$(dpkg --print-architecture) signed-by=/usr/share/keyrings/pkgs-osrf-archive-keyring.gpg] http://packages.osrfoundation.org/gazebo/ubuntu-stable $(lsb_release -cs) main" | sudo tee /etc/apt/sources.list.d/gazebo-stable.list</text:p>
      <text:p text:style-name="P8"/>
      <text:p text:style-name="P9">4. 安装Gazebo</text:p>
      <text:p text:style-name="P9">sudo apt update</text:p>
      <text:p text:style-name="P9">sudo apt install -<text:span text:style-name="T10">y gazebo11 libgazebo11-dev</text:span></text:p>
      <text:p text:style-name="P10"/>
      <text:p text:style-name="P10">5. 配置环境变量</text:p>
      <text:p text:style-name="P10">echo "source /usr/share/gazebo/setup.sh" &gt;&gt; ~/.bashrc</text:p>
      <text:p text:style-name="P10">source ~/.bashrc</text:p>
      <text:p text:style-name="P10"/>
      <text:p text:style-name="P10">6. 验证Gazebo安装</text:p>
      <text:p text:style-name="P10">gazebo worlds/empty.world</text:p>
      <text:p text:style-name="P10">安装完毕后重启系统。</text:p>
      <text:p text:style-name="P10"/>
      <text:p text:style-name="P33"><text:span text:style-name="T11">****** </text:span><text:span text:style-name="T12">安装</text:span><text:span text:style-name="T13">Eigen</text:span><text:span text:style-name="T12"> </text:span><text:span text:style-name="T13">3.4</text:span><text:span text:style-name="T12"> ******</text:span></text:p>
      <text:p text:style-name="P11">cd robocup_g1/eigen-3.4.0</text:p>
      <text:p text:style-name="P11">mkdir build</text:p>
      <text:p text:style-name="P11">cd build</text:p>
      <text:p text:style-name="P11">cmake ..</text:p>
      <text:p text:style-name="P11">sudo make install</text:p>
      <text:p text:style-name="P11"/>
      <text:p text:style-name="P33"><text:span text:style-name="T11">****** </text:span><text:span text:style-name="T12">安装</text:span><text:span text:style-name="T13">RealSense SDK</text:span><text:span text:style-name="T12"> ******</text:span></text:p>
      <text:p text:style-name="P11">sudo apt-get install ros-noetic-realsense2-camera</text:p>
      <text:p text:style-name="P11"/>
      <text:p text:style-name="P34"><text:span text:style-name="T11">****** </text:span><text:span text:style-name="T12">安装Ignition-math ******</text:span></text:p>
      <text:p text:style-name="P11"><text:soft-page-break/>sudo apt install libignition-math4-dev</text:p>
      <text:p text:style-name="P11"/>
      <text:p text:style-name="P11"/>
      <text:p text:style-name="P11"/>
      <text:p text:style-name="P57">Part<text:span text:style-name="T22">2 </text:span>编译流程</text:p>
      <text:p text:style-name="P11">cd ~/robocup_g1/</text:p>
      <text:p text:style-name="P11">catkin_make</text:p>
      <text:p text:style-name="P11"/>
      <text:p text:style-name="P11"/>
      <text:p text:style-name="P58">Part<text:span text:style-name="T22">3 </text:span>启动流程</text:p>
      <text:p text:style-name="P12">1. 启动两个终端</text:p>
      <text:p text:style-name="P12"><text:span text:style-name="T22"># </text:span>终端1 – Gazebo仿真</text:p>
      <text:p text:style-name="P12">source ~/robocup_g1/devel/setup.bash</text:p>
      <text:p text:style-name="P12">roslaunch unitree_guide gazebo.launch</text:p>
      <text:p text:style-name="P12">等待Gazebo完全启动，看到机器人和仿真环境。</text:p>
      <text:p text:style-name="P12"/>
      <text:p text:style-name="P12"><text:span text:style-name="T22"># </text:span>终端2 - 运控程序（这就是junior_ctrl主界面）：</text:p>
      <text:p text:style-name="P12">source ~/robocup_g1/devel/setup.bash</text:p>
      <text:p text:style-name="P12">./devel/lib/unitree_guide/junior_ctrl</text:p>
      <text:p text:style-name="P12">这个终端就是你要操作的"junior_ctrl主界面"</text:p>
      <text:p text:style-name="P12"/>
      <text:p text:style-name="P12"><text:span text:style-name="T22">2. </text:span>在junior_ctrl主界面操作</text:p>
      <text:p text:style-name="P12">在终端2中输入 2 然后按回车<text:span text:style-name="T23">，</text:span>你会看到状态变为 Current State: Fixed Stand</text:p>
      <text:p text:style-name="P12"/>
      <text:p text:style-name="P12"><text:span text:style-name="T23">3. </text:span>回到Gazebo主界面操作（终端1启动的那个3D仿真界面）</text:p>
      <text:p text:style-name="P12">在Gazebo界面底部，通常是一个"II"暂停图标<text:span text:style-name="T23">，</text:span>点击暂停</text:p>
      <text:p text:style-name="P12">点击顶部菜单 Edit<text:span text:style-name="T23">，</text:span>选择 Reset Model Poses</text:p>
      <text:p text:style-name="P59">现在机器人应该在Gazebo中站起了</text:p>
      <text:p text:style-name="P12"/>
      <text:p text:style-name="P12"><text:span text:style-name="T23">4. </text:span>继续在junior_ctrl主界面操作</text:p>
      <text:p text:style-name="P59">在终端2中输入 4 然后按回车<text:span text:style-name="T23">，</text:span>你会看到状态变为 Current State: LOCOMOTION</text:p>
      <text:p text:style-name="P12"/>
      <text:p text:style-name="P12"><text:span text:style-name="T23">5. </text:span>回到Gazebo主界面完成启动</text:p>
      <text:p text:style-name="P12">再次点击Gazebo窗口<text:span text:style-name="T23">，</text:span>点击播放键（通常是"▶"图标）</text:p>
      <text:p text:style-name="P12">现在机器人应该可以开始运动了</text:p>
      <text:p text:style-name="P12"/>
      <text:p text:style-name="P12">关键要点：</text:p>
      <text:p text:style-name="P12">junior_ctrl主界面 = 终端2（运行控制程序的终端）</text:p>
      <text:p text:style-name="P12">Gazebo主界面 = 3D仿真窗口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17:10:01.606606456</meta:creation-date>
    <dc:date>2025-10-25T00:51:02.237307050</dc:date>
    <meta:editing-duration>PT1H20M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4" meta:paragraph-count="141" meta:word-count="1291" meta:character-count="3982" meta:non-whitespace-character-count="3619"/>
  </office:meta>
</office:document-meta>
</file>